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세상에서 단 한번 밖에 없는 오늘 </text:p>
      <text:p text:style-name="Standard"/>
      <text:p text:style-name="Standard">오늘은 늘 오~! 이었으면 하는 시간이다. </text:p>
      <text:p text:style-name="Standard">그래서 나에게 처음이며 마지막인 시간이기도 하다. </text:p>
      <text:p text:style-name="Standard">가장 치열하게 오늘을 사는 사람들에게 </text:p>
      <text:p text:style-name="Standard">오늘은 행복과 기쁨, 색다름의 시간이다. </text:p>
      <text:p text:style-name="Standard">사랑하는 사람과 커피 한잔을 먹고, </text:p>
      <text:p text:style-name="Standard">사랑하는 사람과 밥을 같이 먹고, </text:p>
      <text:p text:style-name="Standard">사랑하는 사람과 수다를 떨고, </text:p>
      <text:p text:style-name="Standard">늘 오늘만 같아라!</text:p>
      <text:p text:style-name="Standard">오~!늘만 같아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1:37:02</meta:creation-date>
    <dc:date>2014-08-04T11:40:08</dc:date>
    <meta:editing-duration>P0D</meta:editing-duration>
    <meta:editing-cycles>1</meta:editing-cycles>
    <meta:document-statistic meta:table-count="0" meta:image-count="0" meta:object-count="0" meta:page-count="1" meta:paragraph-count="10" meta:word-count="133" meta:character-count="190" meta:non-whitespace-character-count="147"/>
    <meta:generator>LibreOffice/3.5$Linux_X86_64 LibreOffice_project/350m1$Build-2</meta:generator>
  </office:meta>
</office:document-meta>
</file>